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5"/>
    <style:style style:name="P5" style:family="paragraph" style:parent-style-name="Standard" style:list-style-name="L5">
      <style:text-properties style:use-window-font-color="true"/>
    </style:style>
    <style:style style:name="P6" style:family="paragraph" style:parent-style-name="Standard" style:list-style-name="L5">
      <style:text-properties fo:color="#000000"/>
    </style:style>
    <style:style style:name="P7" style:family="paragraph" style:parent-style-name="Standard" style:list-style-name="L5">
      <style:text-properties fo:color="#1c1c1c"/>
    </style:style>
    <style:style style:name="P8" style:family="paragraph" style:parent-style-name="Standard">
      <style:text-properties fo:color="#ff3333"/>
    </style:style>
    <style:style style:name="P9" style:family="paragraph" style:parent-style-name="Standard" style:list-style-name="L5" style:master-page-name="First_20_Page">
      <style:paragraph-properties style:page-number="auto"/>
    </style:style>
    <style:style style:name="T1" style:family="text">
      <style:text-properties fo:color="#ff33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Ziel: </text:p>
      <text:list xml:id="list6273324565827255064" text:style-name="L1">
        <text:list-item>
          <text:p text:style-name="P1">Abnahme der Gliederung</text:p>
        </text:list-item>
        <text:list-item>
          <text:p text:style-name="P1">Klärung offener Fragen</text:p>
        </text:list-item>
      </text:list>
      <text:p text:style-name="Standard"><text:line-break/><text:line-break/></text:p>
      <text:p text:style-name="Standard"><text:tab/>Offene Fragen:</text:p>
      <text:list xml:id="list6447896658533654578" text:style-name="L2">
        <text:list-item>
          <text:p text:style-name="P2">Die Integration von DSLs in andere Applikationen nehme ich nicht mit auf</text:p>
        </text:list-item>
      </text:list>
      <text:list xml:id="list925745013391371986" text:style-name="L3">
        <text:list-item>
          <text:p text:style-name="P3">Gibt es andere Quellen zum MCF (für die Analyse des MCF) als den Vortrag von Dirk und das Wiki?</text:p>
        </text:list-item>
        <text:list-item>
          <text:p text:style-name="P3">Welche UIs sollen Prototypisch umgesetzt werden?</text:p>
        </text:list-item>
        <text:list-item>
          <text:p text:style-name="P3">Welche Quellen gibt es zu Anforderungen an UIs?</text:p>
        </text:list-item>
      </text:list>
      <text:p text:style-name="Standard"/>
      <text:list xml:id="list36374591" text:continue-numbering="true" text:style-name="L3">
        <text:list-header>
          <text:p text:style-name="P3"/>
        </text:list-header>
      </text:list>
      <text:list xml:id="list8084545261775852841" text:style-name="L5">
        <text:list-item>
          <text:list>
            <text:list-item>
              <text:p text:style-name="P9">Motivation</text:p>
            </text:list-item>
          </text:list>
        </text:list-item>
        <text:list-item>
          <text:p text:style-name="P4">Hinführung zum Thema</text:p>
          <text:list>
            <text:list-item>
              <text:p text:style-name="P4">Allgemeine Anforderungen an Benutzeroberflächen von profil c/s</text:p>
            </text:list-item>
            <text:list-item>
              <text:p text:style-name="P4">Umsetzung der Benutzerschnittstellen für mehrere Plattformen in der deg (Ist-Zustand)</text:p>
            </text:list-item>
            <text:list-item>
              <text:p text:style-name="P4">Probleme des Multichannel-Frameworks</text:p>
            </text:list-item>
            <text:list-item>
              <text:p text:style-name="P4">Zielsetzung</text:p>
            </text:list-item>
          </text:list>
        </text:list-item>
        <text:list-item>
          <text:p text:style-name="P4">Domänenspezifische Sprachen</text:p>
          <text:list>
            <text:list-item>
              <text:p text:style-name="P4">Begriffsbestimmungen</text:p>
            </text:list-item>
            <text:list-item>
              <text:p text:style-name="P5">Anwendungsbeispiele</text:p>
            </text:list-item>
            <text:list-item>
              <text:p text:style-name="P6">Model-Driven-Development</text:p>
            </text:list-item>
            <text:list-item>
              <text:p text:style-name="P4">Abgrenzung zu GPL</text:p>
            </text:list-item>
            <text:list-item>
              <text:p text:style-name="P4">Vor- und Nachteile von DSL gegenüber GPL</text:p>
            </text:list-item>
            <text:list-item>
              <text:p text:style-name="P4">Interne DSL</text:p>
              <text:list>
                <text:list-item>
                  <text:p text:style-name="P4">Implementierungstechniken</text:p>
                </text:list-item>
              </text:list>
            </text:list-item>
            <text:list-item>
              <text:p text:style-name="P4">Externe DSL</text:p>
              <text:list>
                <text:list-item>
                  <text:p text:style-name="P4">Implementierungstechniken</text:p>
                </text:list-item>
                <text:list-item>
                  <text:p text:style-name="P4">Parser</text:p>
                </text:list-item>
              </text:list>
            </text:list-item>
            <text:list-item>
              <text:p text:style-name="P6">Textuelle vs. Nicht-Textuelle DSL</text:p>
            </text:list-item>
          </text:list>
        </text:list-item>
        <text:list-item>
          <text:p text:style-name="P4">Entwicklung einer Lösungsidee</text:p>
          <text:list>
            <text:list-item>
              <text:p text:style-name="P4">Architektur</text:p>
            </text:list-item>
            <text:list-item>
              <text:p text:style-name="P4">Vorteile gegenüber dem Multichannel-Framework</text:p>
            </text:list-item>
          </text:list>
        </text:list-item>
        <text:list-item>
          <text:p text:style-name="P4">GUI-DSL</text:p>
          <text:list>
            <text:list-item>
              <text:p text:style-name="P4">Beschreibung der Anforderungen an das GUI</text:p>
            </text:list-item>
            <text:list-item>
              <text:p text:style-name="P4">Vorstellung ausgewählter DSL zur Beschreibung von GUIs<text:span text:style-name="T1"> </text:span></text:p>
              <text:list>
                <text:list-item>
                  <text:p text:style-name="P4"><text:span text:style-name="T1"/></text:p>
                </text:list-item>
              </text:list>
            </text:list-item>
            <text:list-item>
              <text:p text:style-name="P4"><text:span text:style-name="T1">Vergleich und Bewertung </text:span></text:p>
            </text:list-item>
          </text:list>
        </text:list-item>
        <text:list-item>
          <text:p text:style-name="P4">Evaluation des Frameworks zur Entwicklung der DSL</text:p>
          <text:list>
            <text:list-item>
              <text:p text:style-name="P4">Vorstellung ausgewählter Frameworks</text:p>
              <text:list>
                <text:list-item>
                  <text:p text:style-name="P4">PetitParser</text:p>
                </text:list-item>
                <text:list-item>
                  <text:p text:style-name="P4">Xtext </text:p>
                </text:list-item>
                <text:list-item>
                  <text:p text:style-name="P4">MPS</text:p>
                </text:list-item>
              </text:list>
            </text:list-item>
            <text:list-item>
              <text:p text:style-name="P4">Vergleich und Bewertung der vorgestellten Frameworks</text:p>
            </text:list-item>
          </text:list>
        </text:list-item>
        <text:list-item>
          <text:p text:style-name="P4">Aufteilung der Anforderungen auf Sprache und Generator</text:p>
          <text:list>
            <text:list-item>
              <text:p text:style-name="P4">Anforderung an die neue DSL</text:p>
            </text:list-item>
            <text:list-item>
              <text:p text:style-name="P4">Anforderung an den Generator</text:p>
            </text:list-item>
          </text:list>
        </text:list-item>
        <text:list-item>
          <text:p text:style-name="P4">Entwicklung einer DSL zur Beschreibung der GUI in profil c/s</text:p>
          <text:list>
            <text:list-item>
              <text:p text:style-name="P4">Analyse der Metadaten der GUI</text:p>
            </text:list-item>
            <text:list-item>
              <text:p text:style-name="P4">Syntax</text:p>
            </text:list-item>
            <text:list-item>
              <text:p text:style-name="P4">Semantik</text:p>
            </text:list-item>
          </text:list>
        </text:list-item>
        <text:list-item>
          <text:p text:style-name="P4">Entwicklung des Generators für das Generieren von Klassen für das Multichannel-Framework</text:p>
          <text:list>
            <text:list-item>
              <text:p text:style-name="P7">WAM-GUI Architektur</text:p>
            </text:list-item>
            <text:list-item>
              <text:p text:style-name="P4">Syntax und Semantik für die Beschreibung der GUIs</text:p>
            </text:list-item>
            <text:list-item>
              <text:p text:style-name="P4">Umsetzung des frameworkspezifischen Generators</text:p>
            </text:list-item>
          </text:list>
        </text:list-item>
        <text:list-item>
          <text:p text:style-name="P4">Zusammenfassung und Ausblick<text:span text:style-name="T1"><text:line-break/> <text:line-break/></text:span></text:p>
        </text:list-item>
      </text:list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els Gundermann</meta:initial-creator>
    <meta:creation-date>2014-12-05T11:35:24.61</meta:creation-date>
    <dc:date>2014-12-09T16:20:43.98</dc:date>
    <dc:creator>Niels Gundermann</dc:creator>
    <meta:editing-duration>PT7H45M23S</meta:editing-duration>
    <meta:editing-cycles>19</meta:editing-cycles>
    <meta:generator>OpenOffice/4.1.1$Win32 OpenOffice.org_project/411m6$Build-9775</meta:generator>
    <meta:document-statistic meta:table-count="0" meta:image-count="0" meta:object-count="0" meta:page-count="2" meta:paragraph-count="52" meta:word-count="259" meta:character-count="1770"/>
  </office:meta>
</office:document-meta>
</file>